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.999cm" svg:height="4.697cm" svg:x="0.009cm" svg:y="0.13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en Loiseau</meta:initial-creator>
    <meta:creation-date>2015-03-31T16:57:05.03</meta:creation-date>
    <dc:date>2015-03-31T17:14:57.05</dc:date>
    <dc:creator>Julien Loiseau</dc:creator>
    <meta:editing-duration>PT4M7S</meta:editing-duration>
    <meta:editing-cycles>2</meta:editing-cycles>
    <meta:generator>OpenOffice/4.1.0$Win32 OpenOffice.org_project/410m18$Build-9764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66666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4.698cm" xlink:href="." xlink:type="simple" chart:class="chart:bar" chart:style-name="ch1">
        <chart:plot-area chart:style-name="ch2" chart:data-source-has-labels="both" svg:x="0.695cm" svg:y="0.047cm" svg:width="14.731cm" svg:height="4.177cm">
          <chartooo:coordinate-region svg:x="1.502cm" svg:y="0.259cm" svg:width="13.924cm" svg:height="3.292cm"/>
          <chart:axis chart:dimension="x" chart:name="primary-x" chart:style-name="ch3" chartooo:axis-type="auto">
            <chartooo:date-scale/>
            <chart:title svg:x="6.772cm" svg:y="4.111cm" chart:style-name="ch4">
              <text:p>Threads by block</text:p>
            </chart:title>
            <chart:categories table:cell-range-address="local-table.$A$2:.$A$6"/>
          </chart:axis>
          <chart:axis chart:dimension="y" chart:name="primary-y" chart:style-name="ch5">
            <chart:title svg:x="0.001cm" svg:y="2.801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</table:table-cell>
            </table:table-row>
          </table:table-header-rows>
          <table:table-rows>
            <table:table-row>
              <table:table-cell office:value-type="string">
                <text:p>64</text:p>
              </table:table-cell>
              <table:table-cell office:value-type="float" office:value="381.325">
                <text:p>381.3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4.06">
                <text:p>324.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6.116">
                <text:p>326.1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28.688">
                <text:p>328.68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87.536">
                <text:p>387.5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